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3531228721961991" text:style-name="L1">
        <text:list-header>
          <text:p text:style-name="P2">Lenses – Laparoscopic Surgery for your Objects</text:p>
          <text:p text:style-name="P1"/>
          <text:p text:style-name="P1">This workshop will focus on practical problems that are elegantly solved using Lenses. <text:s/>The workshop uses Scala and shows practical examples of how to make a Lens. <text:s/>You will learn how to make a Lens yourself (10 lines of Scala code) and will build several kinds of Lenses. This workshop purposely shies away from using a 3rd-party Lens library in order to facilitate a deeper understanding of how Lenses work. </text:p>
          <text:list>
            <text:list-header>
              <text:p text:style-name="P1"/>
            </text:list-header>
            <text:list-item>
              <text:p text:style-name="P1">Things you can do with Lenses</text:p>
              <text:list>
                <text:list-item>
                  <text:p text:style-name="P1">View the subpart</text:p>
                </text:list-item>
                <text:list-item>
                  <text:p text:style-name="P1">Modify the whole by changing a subpart</text:p>
                </text:list-item>
                <text:list-item>
                  <text:p text:style-name="P1">Compose a Lens with another Lens to go deeper</text:p>
                </text:list-item>
              </text:list>
            </text:list-item>
            <text:list-item>
              <text:p text:style-name="P1">Practical applications of Lenses</text:p>
              <text:list>
                <text:list-item>
                  <text:list>
                    <text:list-item>
                      <text:p text:style-name="P1">The deep-copy problem</text:p>
                    </text:list-item>
                    <text:list-item>
                      <text:p text:style-name="P1">A cache built using Lenses – A Lens backed by a Map</text:p>
                    </text:list-item>
                  </text:list>
                </text:list-item>
              </text:list>
            </text:list-item>
            <text:list-item>
              <text:p text:style-name="P1">Other important features </text:p>
              <text:list>
                <text:list-item>
                  <text:p text:style-name="P1">They are composable</text:p>
                </text:list-item>
                <text:list-item>
                  <text:p text:style-name="P1">You can reason about them equationally. <text:s/>If your Lens passes the Lens laws tests, it is correct</text:p>
                </text:list-item>
              </text:list>
            </text:list-item>
            <text:list-item>
              <text:p text:style-name="P1">Lens Laws</text:p>
              <text:list>
                <text:list-item>
                  <text:p text:style-name="P1">Get-Put – If you modify something by changing its subpart to exactly what it was before, then nothing happens.</text:p>
                </text:list-item>
                <text:list-item>
                  <text:p text:style-name="P1">Put-Get – If you modify something by inserting a particular subpart, <text:s/>then you get back exactly what you put.</text:p>
                </text:list-item>
                <text:list-item>
                  <text:p text:style-name="P1">Put-Put – If you modify something by inserting a particular subpart and then modify it again, <text:s/>its exactly as if you only made the second modification.</text:p>
                </text:list-item>
              </text:list>
            </text:list-item>
            <text:list-item>
              <text:p text:style-name="P1">Prisms – examples from real life</text:p>
            </text:list-item>
            <text:list-item>
              <text:p text:style-name="P1">Traversals – examples from real life</text:p>
              <text:p text:style-name="P1"/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Long</meta:initial-creator>
    <meta:creation-date>2018-05-17T09:48:02</meta:creation-date>
    <dc:date>2018-05-17T10:50:56</dc:date>
    <dc:creator>Michael Long</dc:creator>
    <meta:editing-duration>PT13M3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18" meta:word-count="239" meta:character-count="1308"/>
  </office:meta>
</office:document-meta>
</file>